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imon Grat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/>
      <text:p text:style-name="P2">[Page 1]</text:p>
      <text:p text:style-name="P3">1309 Locust St./</text:p>
      <text:p text:style-name="P3">Saturday/</text:p>
      <text:p text:style-name="P2">Rev. S. Morais/</text:p>
      <text:p text:style-name="P2"><text:tab/>Dear Sir:/</text:p>
      <text:p text:style-name="P2"><text:tab/><text:tab/>My aunt, Miss/ Louisa Gratz, died this after-/noon./</text:p>
      <text:p text:style-name="P2">Her funeral will take place/ on next Tuesday afternoon, at/ 4 o'clock precisely./</text:p>
      <text:p text:style-name="P2">As it was my aunt's expressed/ wish that the religious services/ at her funeral should be in/ your charge, may I hope for your/ attendance at the time named?/ <text:s/>You will thus greatly oblige/ yours very truly,/ Simon Gratz/</text:p>
      <text:p text:style-name="P2">P. S./ Of course, a carriage will be sent for you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3:53:02.16</meta:creation-date>
    <meta:document-statistic meta:table-count="0" meta:image-count="0" meta:object-count="0" meta:page-count="2" meta:paragraph-count="71" meta:word-count="246" meta:character-count="1730"/>
    <dc:date>2012-01-24T13:57:18.17</dc:date>
    <dc:creator>Penn Libraries</dc:creator>
    <meta:editing-duration>PT00H04M16S</meta:editing-duration>
    <meta:editing-cycles>1</meta:editing-cycles>
    <meta:generator>OpenOffice.org/3.2$Win32 OpenOffice.org_project/320m12$Build-9483</meta:generator>
  </office:meta>
</office:document-meta>
</file>